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f8da"/>
    </style:style>
    <style:style style:name="P2" style:family="paragraph" style:parent-style-name="Standard">
      <style:text-properties fo:language="en" fo:country="GB" fo:font-weight="bold" officeooo:rsid="000c113d" officeooo:paragraph-rsid="000c113d" style:font-weight-asian="bold" style:font-weight-complex="bold"/>
    </style:style>
    <style:style style:name="P3" style:family="paragraph" style:parent-style-name="Standard">
      <style:text-properties fo:language="en" fo:country="GB" fo:font-style="italic" officeooo:rsid="000c113d" officeooo:paragraph-rsid="000c113d" style:font-style-asian="italic" style:font-style-complex="italic"/>
    </style:style>
    <style:style style:name="P4" style:family="paragraph" style:parent-style-name="Standard">
      <style:text-properties fo:language="en" fo:country="GB" fo:font-style="italic" officeooo:rsid="0010f8da" officeooo:paragraph-rsid="0010f8da" style:font-style-asian="italic" style:font-style-complex="italic"/>
    </style:style>
    <style:style style:name="P5" style:family="paragraph" style:parent-style-name="Standard">
      <style:text-properties fo:language="en" fo:country="GB" officeooo:rsid="000c113d" officeooo:paragraph-rsid="000c113d"/>
    </style:style>
    <style:style style:name="P6" style:family="paragraph" style:parent-style-name="Standard">
      <style:text-properties fo:language="en" fo:country="GB" officeooo:rsid="001a944e" officeooo:paragraph-rsid="001a944e"/>
    </style:style>
    <style:style style:name="P7" style:family="paragraph" style:parent-style-name="Standard">
      <style:text-properties fo:language="en" fo:country="GB" fo:font-style="normal" officeooo:rsid="0010f8da" officeooo:paragraph-rsid="0010f8da" style:font-style-asian="normal" style:font-style-complex="normal"/>
    </style:style>
    <style:style style:name="P8" style:family="paragraph" style:parent-style-name="Standard">
      <style:text-properties fo:language="en" fo:country="GB" fo:font-style="normal" officeooo:rsid="00125ee3" officeooo:paragraph-rsid="00125ee3" style:font-style-asian="normal" style:font-style-complex="normal"/>
    </style:style>
    <style:style style:name="P9" style:family="paragraph" style:parent-style-name="Standard">
      <style:text-properties fo:language="en" fo:country="GB" fo:font-style="normal" officeooo:rsid="001b8a01" officeooo:paragraph-rsid="001b8a01" style:font-style-asian="normal" style:font-style-complex="normal"/>
    </style:style>
    <style:style style:name="P10" style:family="paragraph" style:parent-style-name="Standard">
      <style:text-properties fo:language="en" fo:country="GB" fo:font-style="normal" officeooo:rsid="002088ae" officeooo:paragraph-rsid="002088ae" style:font-style-asian="normal" style:font-style-complex="normal"/>
    </style:style>
    <style:style style:name="P11" style:family="paragraph" style:parent-style-name="Standard">
      <style:text-properties fo:language="en" fo:country="GB" officeooo:paragraph-rsid="0013341d"/>
    </style:style>
    <style:style style:name="P12" style:family="paragraph" style:parent-style-name="Standard">
      <style:text-properties fo:language="en" fo:country="GB" officeooo:paragraph-rsid="000c113d"/>
    </style:style>
    <style:style style:name="P13" style:family="paragraph" style:parent-style-name="Standard">
      <style:text-properties officeooo:paragraph-rsid="001db86d"/>
    </style:style>
    <style:style style:name="P14" style:family="paragraph" style:parent-style-name="Standard">
      <style:text-properties fo:language="en" fo:country="GB" fo:font-style="normal" officeooo:rsid="001ca75d" officeooo:paragraph-rsid="001ca75d" style:font-style-asian="normal" style:font-style-complex="normal"/>
    </style:style>
    <style:style style:name="P15" style:family="paragraph" style:parent-style-name="Standard">
      <style:text-properties fo:language="en" fo:country="GB" fo:font-style="normal" officeooo:rsid="001db86d" officeooo:paragraph-rsid="001db86d" style:font-style-asian="normal" style:font-style-complex="normal"/>
    </style:style>
    <style:style style:name="P16" style:family="paragraph" style:parent-style-name="Standard">
      <style:text-properties fo:language="en" fo:country="GB" fo:font-style="normal" fo:font-weight="bold" officeooo:rsid="00222ea0" officeooo:paragraph-rsid="00222ea0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language="en" fo:country="GB" fo:font-style="normal" fo:font-weight="normal" officeooo:rsid="00222ea0" officeooo:paragraph-rsid="00222ea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GB" fo:font-style="normal" fo:font-weight="normal" officeooo:rsid="0022d6e6" officeooo:paragraph-rsid="0022d6e6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en" fo:country="GB" fo:font-style="italic" fo:font-weight="normal" officeooo:rsid="00222ea0" officeooo:paragraph-rsid="00222ea0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officeooo:paragraph-rsid="00222ea0"/>
    </style:style>
    <style:style style:name="P21" style:family="paragraph" style:parent-style-name="Standard">
      <style:text-properties fo:font-style="italic" officeooo:paragraph-rsid="00222ea0" style:font-style-asian="italic" style:font-style-complex="italic"/>
    </style:style>
    <style:style style:name="P22" style:family="paragraph" style:parent-style-name="Standard">
      <style:text-properties officeooo:rsid="00226181" officeooo:paragraph-rsid="00226181"/>
    </style:style>
    <style:style style:name="T1" style:family="text">
      <style:text-properties officeooo:rsid="000f3ee5"/>
    </style:style>
    <style:style style:name="T2" style:family="text">
      <style:text-properties fo:font-style="normal" officeooo:rsid="0015d882" style:font-style-asian="normal" style:font-style-complex="normal"/>
    </style:style>
    <style:style style:name="T3" style:family="text">
      <style:text-properties fo:font-style="normal" officeooo:rsid="001b0b80" style:font-style-asian="normal" style:font-style-complex="normal"/>
    </style:style>
    <style:style style:name="T4" style:family="text">
      <style:text-properties fo:font-style="normal" officeooo:rsid="001b8a01" style:font-style-asian="normal" style:font-style-complex="normal"/>
    </style:style>
    <style:style style:name="T5" style:family="text">
      <style:text-properties fo:font-style="normal" officeooo:rsid="0013341d" style:font-style-asian="normal" style:font-style-complex="normal"/>
    </style:style>
    <style:style style:name="T6" style:family="text">
      <style:text-properties officeooo:rsid="0013992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GB" fo:font-style="normal" officeooo:rsid="001e9fdc" style:font-style-asian="normal" style:font-style-complex="normal"/>
    </style:style>
    <style:style style:name="T9" style:family="text">
      <style:text-properties fo:language="en" fo:country="GB" fo:font-style="normal" officeooo:rsid="0010f8da" style:font-style-asian="normal" style:font-style-complex="normal"/>
    </style:style>
    <style:style style:name="T10" style:family="text">
      <style:text-properties fo:language="en" fo:country="GB" fo:font-style="normal" officeooo:rsid="001a944e" style:font-style-asian="normal" style:font-style-complex="normal"/>
    </style:style>
    <style:style style:name="T11" style:family="text">
      <style:text-properties fo:language="en" fo:country="GB" fo:font-style="normal" officeooo:rsid="001b8a01" style:font-style-asian="normal" style:font-style-complex="normal"/>
    </style:style>
    <style:style style:name="T12" style:family="text">
      <style:text-properties fo:language="en" fo:country="GB" fo:font-style="normal" officeooo:rsid="001db86d" style:font-style-asian="normal" style:font-style-complex="normal"/>
    </style:style>
    <style:style style:name="T13" style:family="text">
      <style:text-properties fo:language="en" fo:country="GB" fo:font-style="normal" officeooo:rsid="001f5333" style:font-style-asian="normal" style:font-style-complex="normal"/>
    </style:style>
    <style:style style:name="T14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language="en" fo:country="GB" fo:font-style="normal" fo:font-weight="normal" officeooo:rsid="00222ea0" style:font-style-asian="normal" style:font-weight-asian="normal" style:font-style-complex="normal" style:font-weight-complex="normal"/>
    </style:style>
    <style:style style:name="T16" style:family="text">
      <style:text-properties fo:language="en" fo:country="GB" fo:font-style="normal" fo:font-weight="normal" officeooo:rsid="00226181" style:font-style-asian="normal" style:font-weight-asian="normal" style:font-style-complex="normal" style:font-weight-complex="normal"/>
    </style:style>
    <style:style style:name="T17" style:family="text">
      <style:text-properties fo:language="en" fo:country="GB" fo:font-weight="normal" officeooo:rsid="00222ea0" style:font-weight-asian="normal" style:font-weight-complex="normal"/>
    </style:style>
    <style:style style:name="T18" style:family="text">
      <style:text-properties officeooo:rsid="002261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nke de Par <text:span text:style-name="T6">Blog</text:span></text:p>
      <text:p text:style-name="P3">Project description</text:p>
      <text:p text:style-name="P5">Tjitze de Boer</text:p>
      <text:p text:style-name="P5"/>
      <text:p text:style-name="P12"/>
      <text:p text:style-name="P6">A blog for the band <text:span text:style-name="T7">Honke de Par.</text:span></text:p>
      <text:p text:style-name="P10">I took a look at the blog of its head singer and song writer.</text:p>
      <text:p text:style-name="P10">It had a link to an old site for the band, a dead link.</text:p>
      <text:p text:style-name="P10">Thus a new site was needed.</text:p>
      <text:p text:style-name="P5"/>
      <text:p text:style-name="P4"><text:span text:style-name="T1">F</text:span>eatures:</text:p>
      <text:p text:style-name="P1"><text:span text:style-name="T8">A</text:span><text:span text:style-name="T9"> banner with shows the </text:span><text:span text:style-name="T10">date and a</text:span><text:span text:style-name="T9"> quote of the week</text:span></text:p>
      <text:p text:style-name="P7"/>
      <text:p text:style-name="P1"><text:span text:style-name="T9">Main/blog page with the latest </text:span><text:span text:style-name="T11">blog post</text:span><text:span text:style-name="T9"> and to t</text:span><text:span text:style-name="T10">he left</text:span><text:span text:style-name="T9"> of </text:span><text:span text:style-name="T8">that a list of</text:span><text:span text:style-name="T9"> links to older posts.</text:span></text:p>
      <text:p text:style-name="P7"/>
      <text:p text:style-name="P9">An archive page with a list of old weekly quotes.</text:p>
      <text:p text:style-name="P7"/>
      <text:p text:style-name="P8">An info page.</text:p>
      <text:p text:style-name="P8"/>
      <text:p text:style-name="P11"><text:span text:style-name="T5">A</text:span><text:span text:style-name="T3">n easy</text:span><text:span text:style-name="T5"> way to add new posts and </text:span><text:span text:style-name="T4">quotes</text:span><text:span text:style-name="T5">, </text:span><text:span text:style-name="T2">preferably with rich text for the former.</text:span></text:p>
      <text:p text:style-name="P14">There could be a separate page for this that only the blog owner can go to.</text:p>
      <text:p text:style-name="P14">Or if WordPress is used a new post could be send to a secret email.</text:p>
      <text:p text:style-name="P13"><text:span text:style-name="T12">And the WordPress </text:span><text:span text:style-name="T13">control panel</text:span><text:span text:style-name="T12"> where new posts can be added </text:span><text:span text:style-name="T13">manually</text:span><text:span text:style-name="T12"> </text:span><text:span text:style-name="T13">also</text:span><text:span text:style-name="T12"> has rich text editing.</text:span></text:p>
      <text:p text:style-name="P15"/>
      <text:p text:style-name="P16">General plan</text:p>
      <text:p text:style-name="P21"><text:span text:style-name="T17">Maximum duration: Eight weeks</text:span></text:p>
      <text:p text:style-name="P16"/>
      <text:p text:style-name="P19">First week:</text:p>
      <text:p text:style-name="P17">Documentation</text:p>
      <text:p text:style-name="P17"/>
      <text:p text:style-name="P19">Second week:</text:p>
      <text:p text:style-name="P17">Layout / front end</text:p>
      <text:p text:style-name="P17">Index page</text:p>
      <text:p text:style-name="P17">Info page</text:p>
      <text:p text:style-name="P17"/>
      <text:p text:style-name="P19">Third week:</text:p>
      <text:p text:style-name="P17">Creation of the database and database input.</text:p>
      <text:p text:style-name="P17"/>
      <text:p text:style-name="P19">Fourth week:</text:p>
      <text:p text:style-name="P17">Retrieval and display from the database.</text:p>
      <text:p text:style-name="P18">Post/Quote archives</text:p>
      <text:p text:style-name="P17"/>
      <text:p text:style-name="P19">Fifth week:</text:p>
      <text:p text:style-name="P17">Testing and maintenance.</text:p>
      <text:p text:style-name="P17"/>
      <text:p text:style-name="P17"/>
      <text:p text:style-name="P20"><text:span text:style-name="T15">With three weeks of leeway</text:span></text:p>
      <text:p text:style-name="P22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5T12:43:08.726000000</meta:creation-date>
    <meta:generator>LibreOffice/6.4.0.3$Windows_X86_64 LibreOffice_project/b0a288ab3d2d4774cb44b62f04d5d28733ac6df8</meta:generator>
    <dc:date>2021-12-07T12:13:21.905000000</dc:date>
    <meta:editing-duration>PT23H32M25S</meta:editing-duration>
    <meta:editing-cycles>19</meta:editing-cycles>
    <meta:document-statistic meta:table-count="0" meta:image-count="0" meta:object-count="0" meta:page-count="1" meta:paragraph-count="32" meta:word-count="209" meta:character-count="1067" meta:non-whitespace-character-count="890"/>
  </office:meta>
</office:document-meta>
</file>